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table:number-columns-repeated="1008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Թին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664.2" calcext:value-type="float">
            <text:p>664.2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P64])" office:value-type="float" office:value="155987.783" calcext:value-type="float">
            <text:p>155987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4:14:03.908430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24T14:25:29.219929671</dc:date>
    <meta:editing-duration>P14DT11H56M37S</meta:editing-duration>
    <meta:editing-cycles>3899</meta:editing-cycles>
    <meta:generator>LibreOffice/4.2.8.2$Linux_X86_64 LibreOffice_project/420m0$Build-2</meta:generator>
    <meta:document-statistic meta:table-count="26" meta:cell-count="12761" meta:object-count="0"/>
  </office:meta>
</office:document-meta>
</file>